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404040" draw:marker-end="Linienspitzen_20_1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draw:fill="gradient" draw:fill-gradient-name="Gradient_5f_0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solid" svg:stroke-width="0.053cm" svg:stroke-color="#404040" svg:stroke-opacity="100%" draw:stroke-linejoin="round" svg:stroke-linecap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draw:textarea-vertical-align="middle" fo:min-height="3.2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165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1.525cm" fo:min-width="2.54cm" fo:padding-top="0.071cm" fo:padding-bottom="0.071cm" fo:padding-left="0.071cm" fo:padding-right="0.07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149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1.184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1.657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316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4.558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701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solid" svg:stroke-width="0.159cm" svg:stroke-color="#404040" draw:marker-end="Linienspitzen_20_2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17" style:family="graphic" style:parent-style-name="standard">
      <style:graphic-properties draw:stroke="none" draw:fill="none" draw:textarea-vertical-align="middle" fo:min-height="0.781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425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858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solid" svg:stroke-width="0.159cm" svg:stroke-color="#404040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="none" draw:textarea-vertical-align="middle" fo:min-height="2.15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0.853cm" fo:min-width="2.54cm" fo:padding-top="0.071cm" fo:padding-bottom="0.071cm" fo:padding-left="0.071cm" fo:padding-right="0.07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.901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solid" svg:stroke-width="0.159cm" svg:stroke-color="#404040" draw:marker-start="" draw:marker-end="" draw:marker-end-width="0.656cm" svg:stroke-opacity="100%" draw:stroke-linejoin="round" svg:stroke-linecap="round" draw:fill="none" fo:padding-top="0.204cm" fo:padding-bottom="0.204cm" fo:padding-left="0.329cm" fo:padding-right="0.329cm"/>
    </style:style>
    <style:style style:name="gr27" style:family="graphic" style:parent-style-name="standard">
      <style:graphic-properties svg:stroke-color="#000000" draw:fill-color="#999999" draw:textarea-horizontal-align="justify" draw:textarea-vertical-align="middle" draw:auto-grow-height="false" fo:min-height="2.201cm" fo:min-width="0.447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216cm" fo:min-width="0.453cm"/>
    </style:style>
    <style:style style:name="gr29" style:family="graphic" style:parent-style-name="objectwithoutfill">
      <style:graphic-properties draw:stroke="dash" draw:stroke-dash="Dot_20__28_Rounded_29_" svg:stroke-width="0.159cm" svg:stroke-color="#c9211e" draw:marker-start-width="0.439cm" draw:marker-end="Linienspitzen_20_3" draw:marker-end-width="0.539cm" svg:stroke-linecap="round" draw:fill="none" draw:textarea-vertical-align="middle" fo:padding-top="0.205cm" fo:padding-bottom="0.205cm" fo:padding-left="0.33cm" fo:padding-right="0.33cm"/>
    </style:style>
    <style:style style:name="gr30" style:family="graphic" style:parent-style-name="standard">
      <style:graphic-properties draw:stroke="solid" svg:stroke-width="0.106cm" svg:stroke-color="#404040" draw:marker-start-width="0.159cm" draw:marker-end="Linienspitzen_20_4" draw:marker-end-width="0.577cm" svg:stroke-opacity="100%" draw:stroke-linejoin="round" svg:stroke-linecap="round" draw:fill="none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draw:textarea-vertical-align="middle" fo:min-height="1.273cm" fo:min-width="2.54cm" fo:padding-top="0.071cm" fo:padding-bottom="0.071cm" fo:padding-left="0.071cm" fo:padding-right="0.07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63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31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gradient" draw:fill-gradient-name="Gradient_5f_0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line-height="100%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c9211e" loext:opacity="100%" loext:color-lum-mod="100%" loext:color-lum-off="0%" fo:font-size="12pt" fo:font-weight="bold" style:font-size-asian="12pt" style:font-size-complex="12pt"/>
    </style:style>
    <style:style style:name="P10" style:family="paragraph">
      <loext:graphic-properties draw:fill="none" draw:fill-color="#ffffff"/>
      <style:text-properties style:font-name="Calibri2" fo:font-weight="bold"/>
    </style:style>
    <style:style style:name="P11" style:family="paragraph">
      <loext:graphic-properties draw:fill="gradient" draw:fill-gradient-name="Gradient_5f_0"/>
      <style:text-properties fo:font-size="12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8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c9211e" loext:opacity="100%" loext:color-lum-mod="100%" loext:color-lum-off="0%" fo:font-size="8pt" fo:font-weight="bold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16pt" style:font-name-asian="Calibri1" style:font-size-asian="16pt" style:font-name-complex="Calibri1" style:font-size-complex="16pt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Symbol1" fo:font-size="12pt" style:font-name-asian="Symbol1" style:font-size-asian="12pt" style:font-name-complex="Symbol1" style:font-size-complex="12pt"/>
    </style:style>
    <style:style style:name="T4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5" style:family="text">
      <style:text-properties fo:color="#000000" loext:opacity="100%" style:font-name="Symbol1" fo:font-size="8pt" style:font-name-asian="Symbol1" style:font-size-asian="8pt" style:font-name-complex="Symbol1" style:font-size-complex="8pt"/>
    </style:style>
    <style:style style:name="T6" style:family="text">
      <style:text-properties fo:color="#c9211e" loext:opacity="100%" style:font-name="Calibri1" fo:font-size="12pt" fo:font-weight="bold" style:font-name-asian="Calibri1" style:font-size-asian="12pt" style:font-name-complex="Calibri1" style:font-size-complex="12pt"/>
    </style:style>
    <style:style style:name="T7" style:family="text">
      <style:text-properties style:font-name="Calibri2" fo:font-weight="bold"/>
    </style:style>
    <style:style style:name="T8" style:family="text">
      <style:text-properties fo:color="#c9211e" loext:opacity="100%" style:font-name="Calibri1" fo:font-size="8pt" fo:font-weight="bold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000000" loext:opacity="100%" style:font-name="Calibri1" fo:font-size="8pt" style:font-name-asian="Calibri1" style:font-size-asian="12pt" style:font-name-complex="Calibri1" style:font-size-complex="12pt"/>
    </style:style>
    <style:style style:name="T10" style:family="text">
      <style:text-properties fo:color="#c9211e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11" style:family="text">
      <style:text-properties fo:color="#c9211e" loext:opacity="100%" style:font-name="Symbol1" fo:font-size="8pt" fo:font-weight="bold" style:font-name-asian="Symbol1" style:font-size-asian="8pt" style:font-weight-asian="bold" style:font-name-complex="Symbol1" style:font-size-complex="8pt" style:font-weight-complex="bold"/>
    </style:style>
    <style:style style:name="T12" style:family="text">
      <style:text-properties fo:color="#c9211e" loext:opacity="100%" style:font-name="Calibri1" fo:font-size="8pt" fo:font-weight="bold" style:font-name-asian="Calibri1" style:font-size-asian="12pt" style:font-name-complex="Calibri1" style:font-size-complex="12pt"/>
    </style:style>
    <style:style style:name="T13" style:family="text">
      <style:text-properties fo:color="#c9211e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langB" draw:style-name="dp1" draw:master-page-name="PM1">
        <draw:line draw:style-name="gr1" draw:text-style-name="P1" draw:layer="layout" svg:x1="7.2cm" svg:y1="3.275cm" svg:x2="12.2cm" svg:y2="3.275cm">
          <text:p/>
        </draw:line>
        <draw:frame draw:style-name="gr2" draw:text-style-name="P1" draw:layer="layout" svg:width="2.7cm" svg:height="1cm" svg:x="7.75cm" svg:y="2.175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25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" draw:layer="layout" svg:width="3.4cm" svg:height="3.4cm" svg:x="12.2cm" svg:y="1.725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25cm" svg:x2="18.1cm" svg:y2="3.425cm">
          <text:p/>
        </draw:line>
        <draw:frame draw:style-name="gr7" draw:text-style-name="P1" draw:layer="layout" svg:width="3.4cm" svg:height="2.307cm" svg:x="6.7cm" svg:y="3.472cm">
          <draw:text-box>
            <text:p text:style-name="P2"><text:span text:style-name="T2">Ankunftsrate </text:span><text:span text:style-name="T3">l</text:span><text:span text:style-name="T2"> bzw. mittlere Zwischen-ankunftszeit E[I]</text:span></text:p>
          </draw:text-box>
        </draw:frame>
        <draw:frame draw:style-name="gr7" draw:text-style-name="P1" draw:layer="layout" svg:width="2.7cm" svg:height="2.307cm" svg:x="12.55cm" svg:y="5.133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line draw:style-name="gr1" draw:text-style-name="P1" draw:layer="layout" svg:x1="11.2cm" svg:y1="4cm" svg:x2="11.2cm" svg:y2="6.238cm">
          <text:p/>
        </draw:line>
        <draw:frame draw:style-name="gr8" draw:text-style-name="P1" draw:layer="layout" svg:width="3.4cm" svg:height="1.667cm" svg:x="9.3cm" svg:y="6.242cm">
          <draw:text-box>
            <text:p text:style-name="P2"><text:span text:style-name="T2">Abweisung, wenn alle Bediener belegt sind</text:span></text:p>
          </draw:text-box>
        </draw:frame>
      </draw:page>
      <draw:page draw:name="ErlangC" draw:style-name="dp1" draw:master-page-name="PM2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9" draw:text-style-name="P1" draw:layer="layout" svg:width="6.3cm" svg:height="1.291cm" svg:x="1cm" svg:y="7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9.55cm" svg:y="8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</draw:page>
      <draw:page draw:name="ExtErlangC" draw:style-name="dp1" draw:master-page-name="PM3">
        <draw:line draw:style-name="gr1" draw:text-style-name="P1" draw:layer="layout" svg:x1="1.45cm" svg:y1="4.2cm" svg:x2="6.45cm" svg:y2="4.2cm">
          <text:p/>
        </draw:line>
        <draw:frame draw:style-name="gr2" draw:text-style-name="P1" draw:layer="layout" svg:width="2.7cm" svg:height="1cm" svg:x="2cm" svg:y="3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.45cm" svg:y="3cm" svg:viewBox="0 0 5001 2501" draw:points="0,2501 5001,2501 5001,0 0,0">
            <text:p/>
          </draw:polygon>
          <draw:polygon draw:style-name="gr5" draw:text-style-name="P1" draw:layer="layout" svg:width="5cm" svg:height="2.5cm" svg:x="6.45cm" svg:y="3cm" svg:viewBox="0 0 5001 2501" draw:points="0,2501 5001,2501 5001,0 0,0">
            <text:p/>
          </draw:polygon>
        </draw:g>
        <draw:line draw:style-name="gr5" draw:text-style-name="P1" draw:layer="layout" svg:x1="7.45cm" svg:y1="3cm" svg:x2="7.45cm" svg:y2="5.5cm">
          <text:p/>
        </draw:line>
        <draw:line draw:style-name="gr5" draw:text-style-name="P1" draw:layer="layout" svg:x1="8.45cm" svg:y1="3cm" svg:x2="8.45cm" svg:y2="5.5cm">
          <text:p/>
        </draw:line>
        <draw:line draw:style-name="gr5" draw:text-style-name="P1" draw:layer="layout" svg:x1="9.45cm" svg:y1="3cm" svg:x2="9.45cm" svg:y2="5.5cm">
          <text:p/>
        </draw:line>
        <draw:line draw:style-name="gr5" draw:text-style-name="P1" draw:layer="layout" svg:x1="10.45cm" svg:y1="3cm" svg:x2="10.45cm" svg:y2="5.5cm">
          <text:p/>
        </draw:line>
        <draw:g draw:style-name="gr3">
          <draw:g>
            <draw:path draw:style-name="gr4" draw:text-style-name="P3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.45cm" svg:y="2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.45cm" svg:y="2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85cm" svg:y1="4.35cm" svg:x2="17.35cm" svg:y2="4.35cm">
          <text:p/>
        </draw:line>
        <draw:frame draw:style-name="gr9" draw:text-style-name="P1" draw:layer="layout" svg:width="6.3cm" svg:height="1.291cm" svg:x="1.45cm" svg:y="5.555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9" draw:text-style-name="P1" draw:layer="layout" svg:width="6.3cm" svg:height="1.291cm" svg:x="10cm" svg:y="6.055cm">
          <draw:text-box>
            <text:p text:style-name="P2"><text:span text:style-name="T2">Bedienrate </text:span><text:span text:style-name="T3">m</text:span><text:span text:style-name="T2"> bzw. mittlere Bediendauer E[S]</text:span></text:p>
          </draw:text-box>
        </draw:frame>
        <draw:frame draw:style-name="gr10" draw:text-style-name="P1" draw:layer="layout" svg:width="5.4cm" svg:height="1.326cm" svg:x="7.2cm" svg:y="1.587cm">
          <draw:text-box>
            <text:p text:style-name="P2"><text:span text:style-name="T1">Systemgröße <text:s/>K </text:span><text:span text:style-name="T2">(Warteraum+Bedienplätze)</text:span></text:p>
          </draw:text-box>
        </draw:frame>
        <draw:line draw:style-name="gr1" draw:text-style-name="P1" draw:layer="layout" svg:x1="9.1cm" svg:y1="5.7cm" svg:x2="9.1cm" svg:y2="8.9cm">
          <text:p/>
        </draw:line>
        <draw:frame draw:style-name="gr9" draw:text-style-name="P1" draw:layer="layout" svg:width="6.3cm" svg:height="1.291cm" svg:x="9.45cm" svg:y="7.855cm">
          <draw:text-box>
            <text:p text:style-name="P4"><text:span text:style-name="T2">Abbruchrate </text:span><text:span text:style-name="T3">n</text:span><text:span text:style-name="T2"> bzw. mittlere Wartezeittoleranz E[WT]</text:span></text:p>
          </draw:text-box>
        </draw:frame>
      </draw:page>
      <draw:page draw:name="PC" draw:style-name="dp1" draw:master-page-name="PM6">
        <draw:line draw:style-name="gr1" draw:text-style-name="P1" draw:layer="layout" svg:x1="0.961cm" svg:y1="6.187cm" svg:x2="5.961cm" svg:y2="6.187cm">
          <text:p/>
        </draw:line>
        <draw:frame draw:style-name="gr2" draw:text-style-name="P1" draw:layer="layout" svg:width="2.7cm" svg:height="1cm" svg:x="1.511cm" svg:y="5.087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5.961cm" svg:y="4.987cm" svg:viewBox="0 0 5001 2501" draw:points="0,2501 5001,2501 5001,0 0,0">
            <text:p/>
          </draw:polygon>
          <draw:polygon draw:style-name="gr5" draw:text-style-name="P1" draw:layer="layout" svg:width="5cm" svg:height="2.5cm" svg:x="5.961cm" svg:y="4.987cm" svg:viewBox="0 0 5001 2501" draw:points="0,2501 5001,2501 5001,0 0,0">
            <text:p/>
          </draw:polygon>
        </draw:g>
        <draw:line draw:style-name="gr5" draw:text-style-name="P1" draw:layer="layout" svg:x1="6.961cm" svg:y1="4.987cm" svg:x2="6.961cm" svg:y2="7.487cm">
          <text:p/>
        </draw:line>
        <draw:line draw:style-name="gr5" draw:text-style-name="P1" draw:layer="layout" svg:x1="7.961cm" svg:y1="4.987cm" svg:x2="7.961cm" svg:y2="7.487cm">
          <text:p/>
        </draw:line>
        <draw:line draw:style-name="gr5" draw:text-style-name="P1" draw:layer="layout" svg:x1="8.961cm" svg:y1="4.987cm" svg:x2="8.961cm" svg:y2="7.487cm">
          <text:p/>
        </draw:line>
        <draw:line draw:style-name="gr5" draw:text-style-name="P1" draw:layer="layout" svg:x1="9.961cm" svg:y1="4.987cm" svg:x2="9.961cm" svg:y2="7.487cm">
          <text:p/>
        </draw:line>
        <draw:g draw:style-name="gr3">
          <draw:g>
            <draw:path draw:style-name="gr4" draw:text-style-name="P3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0.961cm" svg:y="4.637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0.961cm" svg:y="4.637cm">
            <draw:text-box>
              <text:p text:style-name="P2"><text:span text:style-name="T1">Bedienung durch</text:span></text:p>
              <text:p text:style-name="P2"><text:span text:style-name="T1">1 Bediener</text:span></text:p>
            </draw:text-box>
          </draw:frame>
        </draw:g>
        <draw:line draw:style-name="gr1" draw:text-style-name="P1" draw:layer="layout" svg:x1="14.361cm" svg:y1="6.337cm" svg:x2="16.861cm" svg:y2="6.337cm">
          <text:p/>
        </draw:line>
        <draw:frame draw:style-name="gr11" draw:text-style-name="P1" draw:layer="layout" svg:width="6.3cm" svg:height="1.799cm" svg:x="0.961cm" svg:y="7.288cm">
          <draw:text-box>
            <text:p text:style-name="P2"><text:span text:style-name="T2">Ankunftsrate </text:span><text:span text:style-name="T3">l</text:span><text:span text:style-name="T2"> bzw. mittlere Zwischenankunftszeit E[I]</text:span></text:p>
          </draw:text-box>
        </draw:frame>
        <draw:frame draw:style-name="gr11" draw:text-style-name="P1" draw:layer="layout" svg:width="6.3cm" svg:height="1.799cm" svg:x="9.511cm" svg:y="8.088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AC" draw:style-name="dp1" draw:master-page-name="PM4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11" draw:text-style-name="P1" draw:layer="layout" svg:width="6.3cm" svg:height="1.799cm" svg:x="1cm" svg:y="7.301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</text:span></text:p>
          </draw:text-box>
        </draw:frame>
        <draw:frame draw:style-name="gr11" draw:text-style-name="P1" draw:layer="layout" svg:width="6.3cm" svg:height="1.799cm" svg:x="9.55cm" svg:y="8.101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</text:span></text:p>
          </draw:text-box>
        </draw:frame>
      </draw:page>
      <draw:page draw:name="ExtAC" draw:style-name="dp1" draw:master-page-name="PM5">
        <draw:line draw:style-name="gr1" draw:text-style-name="P1" draw:layer="layout" svg:x1="1cm" svg:y1="6.2cm" svg:x2="6cm" svg:y2="6.2cm">
          <text:p/>
        </draw:line>
        <draw:frame draw:style-name="gr2" draw:text-style-name="P1" draw:layer="layout" svg:width="2.7cm" svg:height="1cm" svg:x="1.55cm" svg:y="5.1cm">
          <draw:text-box>
            <text:p text:style-name="P2"><text:span text:style-name="T1">Ankünfte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g draw:style-name="gr3">
          <draw:g>
            <draw:path draw:style-name="gr4" draw:text-style-name="P3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  <draw:path draw:style-name="gr5" draw:text-style-name="P1" draw:layer="layout" svg:width="3.4cm" svg:height="3.4cm" svg:x="11cm" svg:y="4.65cm" svg:viewBox="0 0 3401 3401" svg:d="M0 1701c0-299 79-592 228-851 149-258 364-473 622-622 259-149 552-228 850-228 299 0 592 79 851 228 258 149 473 364 622 622 149 259 228 552 228 850v1c0 298-79 591-228 850-149 258-364 473-622 622-259 149-552 228-850 228-299 0-592-79-851-228-258-149-473-364-622-622-149-259-228-552-228-850z">
              <text:p/>
            </draw:path>
          </draw:g>
          <draw:frame draw:style-name="gr6" draw:text-style-name="P1" draw:layer="layout" svg:width="3.4cm" svg:height="3.4cm" svg:x="11cm" svg:y="4.65cm">
            <draw:text-box>
              <text:p text:style-name="P2"><text:span text:style-name="T1">Bedienung durch</text:span></text:p>
              <text:p text:style-name="P2"><text:span text:style-name="T1">c Bediener</text:span></text:p>
            </draw:text-box>
          </draw:frame>
        </draw:g>
        <draw:line draw:style-name="gr1" draw:text-style-name="P1" draw:layer="layout" svg:x1="14.4cm" svg:y1="6.35cm" svg:x2="16.9cm" svg:y2="6.35cm">
          <text:p/>
        </draw:line>
        <draw:frame draw:style-name="gr7" draw:text-style-name="P1" draw:layer="layout" svg:width="6.3cm" svg:height="2.307cm" svg:x="1cm" svg:y="7.347cm">
          <draw:text-box>
            <text:p text:style-name="P2"><text:span text:style-name="T2">Ankunftsrate </text:span><text:span text:style-name="T3">l</text:span><text:span text:style-name="T2"> bzw. mittlere Zwischenankunftszeit E[I],</text:span></text:p>
            <text:p text:style-name="P2"><text:span text:style-name="T2">Variationskoeffizient CV[I],</text:span></text:p>
            <text:p text:style-name="P2"><text:span text:style-name="T2">Ankunfts-Batch-Größe b(I)</text:span></text:p>
          </draw:text-box>
        </draw:frame>
        <draw:frame draw:style-name="gr7" draw:text-style-name="P1" draw:layer="layout" svg:width="6.3cm" svg:height="2.307cm" svg:x="9.55cm" svg:y="8.097cm">
          <draw:text-box>
            <text:p text:style-name="P2"><text:span text:style-name="T2">Bedienrate </text:span><text:span text:style-name="T3">m</text:span><text:span text:style-name="T2"> bzw. mittlere Bediendauer E[S],</text:span></text:p>
            <text:p text:style-name="P2"><text:span text:style-name="T2">Variationskoeffizient CV[S],</text:span></text:p>
            <text:p text:style-name="P2"><text:span text:style-name="T2">Bedien-Batch-Größe b(S)</text:span></text:p>
          </draw:text-box>
        </draw:frame>
        <draw:frame draw:style-name="gr12" draw:text-style-name="P1" draw:layer="layout" svg:width="6.3cm" svg:height="1.5cm" svg:x="9.55cm" svg:y="3cm">
          <draw:text-box>
            <text:p text:style-name="P2"><text:span text:style-name="T2">Verfügbarkeit der Bediener: P(Up)</text:span></text:p>
            <text:p text:style-name="P2"><text:span text:style-name="T2">Ausfallzeiten: E[Dt], CV[Dt]</text:span></text:p>
          </draw:text-box>
        </draw:frame>
      </draw:page>
      <draw:page draw:name="BaseModel" draw:style-name="dp1" draw:master-page-name="PM6">
        <draw:line draw:style-name="gr1" draw:text-style-name="P1" draw:layer="layout" svg:x1="1cm" svg:y1="6.2cm" svg:x2="6cm" svg:y2="6.2cm">
          <text:p/>
        </draw:line>
        <draw:frame draw:style-name="gr13" draw:text-style-name="P6" draw:layer="layout" svg:width="4.5cm" svg:height="1.458cm" svg:x="1cm" svg:y="4.721cm">
          <draw:text-box>
            <text:p text:style-name="P5"><text:span text:style-name="T1">Ankünfte</text:span><text:span text:style-name="T1"><text:line-break/></text:span><text:span text:style-name="T1">(</text:span><text:span text:style-name="T2">Ankunftsrate </text:span><text:span text:style-name="T3">l</text:span><text:span text:style-name="T2">)</text:span></text:p>
          </draw:text-box>
        </draw:frame>
        <draw:g>
          <draw:polygon draw:style-name="gr4" draw:text-style-name="P3" draw:layer="layout" svg:width="5cm" svg:height="2.5cm" svg:x="6cm" svg:y="5cm" svg:viewBox="0 0 5001 2501" draw:points="0,2501 5001,2501 5001,0 0,0">
            <text:p/>
          </draw:polygon>
          <draw:polygon draw:style-name="gr5" draw:text-style-name="P1" draw:layer="layout" svg:width="5cm" svg:height="2.5cm" svg:x="6cm" svg:y="5cm" svg:viewBox="0 0 5001 2501" draw:points="0,2501 5001,2501 5001,0 0,0">
            <text:p/>
          </draw:polygon>
        </draw:g>
        <draw:line draw:style-name="gr5" draw:text-style-name="P1" draw:layer="layout" svg:x1="7cm" svg:y1="5cm" svg:x2="7cm" svg:y2="7.5cm">
          <text:p/>
        </draw:line>
        <draw:line draw:style-name="gr5" draw:text-style-name="P1" draw:layer="layout" svg:x1="8cm" svg:y1="5cm" svg:x2="8cm" svg:y2="7.5cm">
          <text:p/>
        </draw:line>
        <draw:line draw:style-name="gr5" draw:text-style-name="P1" draw:layer="layout" svg:x1="9cm" svg:y1="5cm" svg:x2="9cm" svg:y2="7.5cm">
          <text:p/>
        </draw:line>
        <draw:line draw:style-name="gr5" draw:text-style-name="P1" draw:layer="layout" svg:x1="10cm" svg:y1="5cm" svg:x2="10cm" svg:y2="7.5cm">
          <text:p/>
        </draw:line>
        <draw:frame draw:style-name="gr2" draw:text-style-name="P1" draw:layer="layout" svg:width="5cm" svg:height="1cm" svg:x="6cm" svg:y="4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1cm" svg:y="4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1cm" svg:y="4cm">
            <draw:text-box>
              <text:p text:style-name="P5"><text:span text:style-name="T1">Bedienung durch</text:span><text:span text:style-name="T1"><text:line-break/></text:span><text:span text:style-name="T1">c Bediener</text:span><text:span text:style-name="T1"><text:line-break/></text:span><text:span text:style-name="T2">(Bedienrate </text:span><text:span text:style-name="T3">m</text:span><text:span text:style-name="T2">)</text:span></text:p>
            </draw:text-box>
          </draw:frame>
        </draw:g>
        <draw:line draw:style-name="gr1" draw:text-style-name="P1" draw:layer="layout" svg:x1="15.7cm" svg:y1="6.35cm" svg:x2="18.2cm" svg:y2="6.35cm">
          <text:p/>
        </draw:line>
        <draw:frame draw:style-name="gr15" draw:text-style-name="P6" draw:layer="layout" svg:width="3.7cm" svg:height="2.843cm" svg:x="18.3cm" svg:y="4.929cm">
          <draw:text-box>
            <text:p text:style-name="P7"><text:span text:style-name="T1">Kunde wurde bedient und verlässt das System</text:span></text:p>
          </draw:text-box>
        </draw:frame>
      </draw:page>
      <draw:page draw:name="Compare" draw:style-name="dp1" draw:master-page-name="PM6">
        <draw:line draw:style-name="gr16" draw:text-style-name="P1" draw:layer="layout" svg:x1="8cm" svg:y1="4.5cm" svg:x2="9.6cm" svg:y2="4.5cm">
          <text:p/>
        </draw:line>
        <draw:line draw:style-name="gr16" draw:text-style-name="P1" draw:layer="layout" svg:x1="8cm" svg:y1="11.5cm" svg:x2="9.6cm" svg:y2="11.5cm">
          <text:p/>
        </draw:line>
        <draw:line draw:style-name="gr16" draw:text-style-name="P1" draw:layer="layout" svg:x1="23.4cm" svg:y1="3cm" svg:x2="25cm" svg:y2="3cm">
          <text:p/>
        </draw:line>
        <draw:line draw:style-name="gr16" draw:text-style-name="P1" draw:layer="layout" svg:x1="2cm" svg:y1="4.489cm" svg:x2="4.999cm" svg:y2="4.489cm">
          <text:p/>
        </draw:line>
        <draw:frame draw:style-name="gr17" draw:text-style-name="P8" draw:layer="layout" svg:width="2.8cm" svg:height="0.923cm" svg:x="2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5cm" svg:y="4cm" svg:viewBox="0 0 3000 1000" draw:points="0,1000 3000,1000 3000,0 0,0">
            <text:p/>
          </draw:polygon>
          <draw:polygon draw:style-name="gr5" draw:text-style-name="P1" draw:layer="layout" svg:width="2.999cm" svg:height="0.999cm" svg:x="5cm" svg:y="4cm" svg:viewBox="0 0 3000 1000" draw:points="0,1000 3000,1000 3000,0 0,0">
            <text:p/>
          </draw:polygon>
        </draw:g>
        <draw:line draw:style-name="gr5" draw:text-style-name="P1" draw:layer="layout" svg:x1="5.999cm" svg:y1="4cm" svg:x2="5.999cm" svg:y2="5cm">
          <text:p/>
        </draw:line>
        <draw:line draw:style-name="gr5" draw:text-style-name="P1" draw:layer="layout" svg:x1="6.999cm" svg:y1="4cm" svg:x2="6.999cm" svg:y2="5cm">
          <text:p/>
        </draw:line>
        <draw:frame draw:style-name="gr18" draw:text-style-name="P9" draw:layer="layout" svg:width="3cm" svg:height="0.991cm" svg:x="5cm" svg:y="3.009cm">
          <draw:text-box>
            <text:p text:style-name="P5"><text:span text:style-name="T6">Gemeinsamer</text:span></text:p>
            <text:p text:style-name="P5"><text:span text:style-name="T6">Warteraum</text:span></text:p>
          </draw:text-box>
        </draw:frame>
        <draw:line draw:style-name="gr5" draw:text-style-name="P1" draw:layer="layout" svg:x1="7.5cm" svg:y1="4cm" svg:x2="7.5cm" svg:y2="5cm">
          <text:p/>
        </draw:line>
        <draw:line draw:style-name="gr5" draw:text-style-name="P1" draw:layer="layout" svg:x1="6.5cm" svg:y1="4cm" svg:x2="6.5cm" svg:y2="5cm">
          <text:p/>
        </draw:line>
        <draw:line draw:style-name="gr5" draw:text-style-name="P1" draw:layer="layout" svg:x1="5.5cm" svg:y1="4cm" svg:x2="5.5cm" svg:y2="5cm">
          <text:p/>
        </draw:line>
        <draw:frame draw:style-name="gr19" draw:text-style-name="P10" draw:layer="layout" svg:width="8.4cm" svg:height="0.99cm" svg:x="2cm" svg:y="1.01cm">
          <draw:text-box>
            <text:p><text:span text:style-name="T7">Gemeinsame Warteschlange</text:span></text:p>
          </draw:text-box>
        </draw:frame>
        <draw:frame draw:style-name="gr17" draw:text-style-name="P8" draw:layer="layout" svg:width="2.8cm" svg:height="0.923cm" svg:x="16cm" svg:y="3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20.4cm" svg:y="2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2.5cm" svg:viewBox="0 0 3000 1000" draw:points="0,1000 3000,1000 3000,0 0,0">
            <text:p/>
          </draw:polygon>
        </draw:g>
        <draw:line draw:style-name="gr5" draw:text-style-name="P1" draw:layer="layout" svg:x1="21.399cm" svg:y1="2.5cm" svg:x2="21.399cm" svg:y2="3.5cm">
          <text:p/>
        </draw:line>
        <draw:line draw:style-name="gr5" draw:text-style-name="P1" draw:layer="layout" svg:x1="22.399cm" svg:y1="2.5cm" svg:x2="22.399cm" svg:y2="3.5cm">
          <text:p/>
        </draw:line>
        <draw:frame draw:style-name="gr20" draw:text-style-name="P8" draw:layer="layout" svg:width="3cm" svg:height="0.567cm" svg:x="20.4cm" svg:y="3.5cm">
          <draw:text-box>
            <text:p text:style-name="P5"><text:span text:style-name="T2">Warteraum</text:span></text:p>
          </draw:text-box>
        </draw:frame>
        <draw:g draw:style-name="gr3">
          <draw:g>
            <draw:path draw:style-name="gr4" draw:text-style-name="P11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2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2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16" draw:text-style-name="P1" draw:layer="layout" svg:x1="23.4cm" svg:y1="6cm" svg:x2="25cm" svg:y2="6cm">
          <text:p/>
        </draw:line>
        <draw:g draw:style-name="gr3">
          <draw:g>
            <draw:path draw:style-name="gr4" draw:text-style-name="P11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  <draw:path draw:style-name="gr5" draw:text-style-name="P12" draw:layer="layout" svg:width="1.999cm" svg:height="1.979cm" svg:x="25cm" svg:y="5cm" svg:viewBox="0 0 2000 1980" svg:d="M0 1000c0-175 46-348 134-500s214-278 366-366 325-134 500-134c176 0 348 46 500 134s279 214 366 366c88 152 134 325 134 500-3 169-49 334-133 480-88 152-215 278-367 366-151 88-324 134-500 134-175 0-348-46-500-134s-278-214-366-366c-85-146-131-311-134-480z">
              <text:p/>
            </draw:path>
          </draw:g>
          <draw:frame draw:style-name="gr21" draw:text-style-name="P8" draw:layer="layout" svg:width="2cm" svg:height="2cm" svg:x="25cm" svg:y="5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22.9cm" svg:y1="2.5cm" svg:x2="22.9cm" svg:y2="3.5cm">
          <text:p/>
        </draw:line>
        <draw:line draw:style-name="gr5" draw:text-style-name="P1" draw:layer="layout" svg:x1="21.9cm" svg:y1="2.5cm" svg:x2="21.9cm" svg:y2="3.5cm">
          <text:p/>
        </draw:line>
        <draw:line draw:style-name="gr5" draw:text-style-name="P1" draw:layer="layout" svg:x1="20.9cm" svg:y1="2.5cm" svg:x2="20.9cm" svg:y2="3.5cm">
          <text:p/>
        </draw:line>
        <draw:frame draw:style-name="gr19" draw:text-style-name="P10" draw:layer="layout" svg:width="8.4cm" svg:height="0.99cm" svg:x="16cm" svg:y="1.01cm">
          <draw:text-box>
            <text:p><text:span text:style-name="T7">Getrennte Warteschlangen</text:span></text:p>
          </draw:text-box>
        </draw:frame>
        <draw:line draw:style-name="gr22" draw:text-style-name="P1" draw:layer="layout" svg:x1="16.1cm" svg:y1="4.5cm" svg:x2="18.7cm" svg:y2="4.5cm">
          <text:p/>
        </draw:line>
        <draw:line draw:style-name="gr16" draw:text-style-name="P1" draw:layer="layout" svg:x1="18.8cm" svg:y1="3cm" svg:x2="20.4cm" svg:y2="3cm">
          <text:p/>
        </draw:line>
        <draw:line draw:style-name="gr16" draw:text-style-name="P1" draw:layer="layout" svg:x1="18.8cm" svg:y1="6cm" svg:x2="20.4cm" svg:y2="6cm">
          <text:p/>
        </draw:line>
        <draw:line draw:style-name="gr22" draw:text-style-name="P1" draw:layer="layout" svg:x1="18.8cm" svg:y1="6cm" svg:x2="18.8cm" svg:y2="3cm">
          <text:p/>
        </draw:line>
        <draw:g>
          <draw:polygon draw:style-name="gr4" draw:text-style-name="P3" draw:layer="layout" svg:width="2.999cm" svg:height="0.999cm" svg:x="20.4cm" svg:y="5.5cm" svg:viewBox="0 0 3000 1000" draw:points="0,1000 3000,1000 3000,0 0,0">
            <text:p/>
          </draw:polygon>
          <draw:polygon draw:style-name="gr5" draw:text-style-name="P1" draw:layer="layout" svg:width="2.999cm" svg:height="0.999cm" svg:x="20.4cm" svg:y="5.5cm" svg:viewBox="0 0 3000 1000" draw:points="0,1000 3000,1000 3000,0 0,0">
            <text:p/>
          </draw:polygon>
        </draw:g>
        <draw:line draw:style-name="gr5" draw:text-style-name="P1" draw:layer="layout" svg:x1="21.399cm" svg:y1="5.5cm" svg:x2="21.399cm" svg:y2="6.5cm">
          <text:p/>
        </draw:line>
        <draw:line draw:style-name="gr5" draw:text-style-name="P1" draw:layer="layout" svg:x1="22.399cm" svg:y1="5.5cm" svg:x2="22.399cm" svg:y2="6.5cm">
          <text:p/>
        </draw:line>
        <draw:line draw:style-name="gr5" draw:text-style-name="P1" draw:layer="layout" svg:x1="22.9cm" svg:y1="5.5cm" svg:x2="22.9cm" svg:y2="6.5cm">
          <text:p/>
        </draw:line>
        <draw:line draw:style-name="gr5" draw:text-style-name="P1" draw:layer="layout" svg:x1="21.9cm" svg:y1="5.5cm" svg:x2="21.9cm" svg:y2="6.5cm">
          <text:p/>
        </draw:line>
        <draw:line draw:style-name="gr5" draw:text-style-name="P1" draw:layer="layout" svg:x1="20.9cm" svg:y1="5.5cm" svg:x2="20.9cm" svg:y2="6.5cm">
          <text:p/>
        </draw:line>
        <draw:frame draw:style-name="gr20" draw:text-style-name="P8" draw:layer="layout" svg:width="3cm" svg:height="0.567cm" svg:x="20.4cm" svg:y="4.933cm">
          <draw:text-box>
            <text:p text:style-name="P5"><text:span text:style-name="T2">Warteraum</text:span></text:p>
          </draw:text-box>
        </draw:frame>
        <draw:line draw:style-name="gr16" draw:text-style-name="P1" draw:layer="layout" svg:x1="1.986cm" svg:y1="11.489cm" svg:x2="4.985cm" svg:y2="11.489cm">
          <text:p/>
        </draw:line>
        <draw:frame draw:style-name="gr17" draw:text-style-name="P8" draw:layer="layout" svg:width="2.8cm" svg:height="0.923cm" svg:x="1.98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4.986cm" svg:y="11cm" svg:viewBox="0 0 3000 1000" draw:points="0,1000 3000,1000 3000,0 0,0">
            <text:p/>
          </draw:polygon>
          <draw:polygon draw:style-name="gr5" draw:text-style-name="P1" draw:layer="layout" svg:width="2.999cm" svg:height="0.999cm" svg:x="4.986cm" svg:y="11cm" svg:viewBox="0 0 3000 1000" draw:points="0,1000 3000,1000 3000,0 0,0">
            <text:p/>
          </draw:polygon>
        </draw:g>
        <draw:line draw:style-name="gr5" draw:text-style-name="P1" draw:layer="layout" svg:x1="5.985cm" svg:y1="11cm" svg:x2="5.985cm" svg:y2="12cm">
          <text:p/>
        </draw:line>
        <draw:line draw:style-name="gr5" draw:text-style-name="P1" draw:layer="layout" svg:x1="6.985cm" svg:y1="11cm" svg:x2="6.985cm" svg:y2="12cm">
          <text:p/>
        </draw:line>
        <draw:g draw:style-name="gr3">
          <draw:g>
            <draw:path draw:style-name="gr4" draw:text-style-name="P11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  <draw:line draw:style-name="gr5" draw:text-style-name="P1" draw:layer="layout" svg:x1="7.486cm" svg:y1="11cm" svg:x2="7.486cm" svg:y2="12cm">
          <text:p/>
        </draw:line>
        <draw:line draw:style-name="gr5" draw:text-style-name="P1" draw:layer="layout" svg:x1="6.486cm" svg:y1="11cm" svg:x2="6.486cm" svg:y2="12cm">
          <text:p/>
        </draw:line>
        <draw:line draw:style-name="gr5" draw:text-style-name="P1" draw:layer="layout" svg:x1="5.486cm" svg:y1="11cm" svg:x2="5.486cm" svg:y2="12cm">
          <text:p/>
        </draw:line>
        <draw:frame draw:style-name="gr19" draw:text-style-name="P10" draw:layer="layout" svg:width="8.4cm" svg:height="0.99cm" svg:x="1.986cm" svg:y="8.01cm">
          <draw:text-box>
            <text:p><text:span text:style-name="T7">Batch-Bedienung</text:span></text:p>
          </draw:text-box>
        </draw:frame>
        <draw:frame draw:style-name="gr20" draw:text-style-name="P8" draw:layer="layout" svg:width="3cm" svg:height="0.567cm" svg:x="4.986cm" svg:y="10.4cm">
          <draw:text-box>
            <text:p text:style-name="P5"><text:span text:style-name="T2">Warteraum</text:span></text:p>
          </draw:text-box>
        </draw:frame>
        <draw:frame draw:style-name="gr24" draw:text-style-name="P13" draw:layer="layout" svg:width="3cm" svg:height="0.995cm" svg:x="9.223cm" svg:y="12.764cm">
          <draw:text-box>
            <text:p text:style-name="P5"><text:span text:style-name="T8">Batch-Bedienung</text:span><text:span text:style-name="T9"> von jeweils 2 Kunden gleichzeitig</text:span></text:p>
          </draw:text-box>
        </draw:frame>
        <draw:line draw:style-name="gr16" draw:text-style-name="P1" draw:layer="layout" svg:x1="22.014cm" svg:y1="11.5cm" svg:x2="23.614cm" svg:y2="11.5cm">
          <text:p/>
        </draw:line>
        <draw:line draw:style-name="gr16" draw:text-style-name="P1" draw:layer="layout" svg:x1="16cm" svg:y1="11.489cm" svg:x2="18.999cm" svg:y2="11.489cm">
          <text:p/>
        </draw:line>
        <draw:frame draw:style-name="gr17" draw:text-style-name="P8" draw:layer="layout" svg:width="2.8cm" svg:height="0.923cm" svg:x="16cm" svg:y="10.5cm">
          <draw:text-box>
            <text:p text:style-name="P5"><text:span text:style-name="T2">Ankünfte</text:span><text:span text:style-name="T2"><text:line-break/></text:span><text:span text:style-name="T4">(Ankunftsrate </text:span><text:span text:style-name="T5">l</text:span><text:span text:style-name="T4">)</text:span></text:p>
          </draw:text-box>
        </draw:frame>
        <draw:g>
          <draw:polygon draw:style-name="gr4" draw:text-style-name="P3" draw:layer="layout" svg:width="2.999cm" svg:height="0.999cm" svg:x="19cm" svg:y="11cm" svg:viewBox="0 0 3000 1000" draw:points="0,1000 3000,1000 3000,0 0,0">
            <text:p/>
          </draw:polygon>
          <draw:polygon draw:style-name="gr5" draw:text-style-name="P1" draw:layer="layout" svg:width="2.999cm" svg:height="0.999cm" svg:x="19cm" svg:y="11cm" svg:viewBox="0 0 3000 1000" draw:points="0,1000 3000,1000 3000,0 0,0">
            <text:p/>
          </draw:polygon>
        </draw:g>
        <draw:line draw:style-name="gr5" draw:text-style-name="P1" draw:layer="layout" svg:x1="19.999cm" svg:y1="11cm" svg:x2="19.999cm" svg:y2="12cm">
          <text:p/>
        </draw:line>
        <draw:line draw:style-name="gr5" draw:text-style-name="P1" draw:layer="layout" svg:x1="20.999cm" svg:y1="11cm" svg:x2="20.999cm" svg:y2="12cm">
          <text:p/>
        </draw:line>
        <draw:g draw:style-name="gr3">
          <draw:g>
            <draw:path draw:style-name="gr4" draw:text-style-name="P11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23.614cm" svg:y="10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23.614cm" svg:y="10.4cm">
            <draw:text-box>
              <text:p text:style-name="P5"><text:span text:style-name="T2">1 Bediener</text:span><text:span text:style-name="T2"><text:line-break/></text:span><text:span text:style-name="T4">(Bedienrate </text:span><text:span text:style-name="T10">2</text:span><text:span text:style-name="T11">m</text:span><text:span text:style-name="T4">)</text:span></text:p>
            </draw:text-box>
          </draw:frame>
        </draw:g>
        <draw:line draw:style-name="gr5" draw:text-style-name="P1" draw:layer="layout" svg:x1="21.5cm" svg:y1="11cm" svg:x2="21.5cm" svg:y2="12cm">
          <text:p/>
        </draw:line>
        <draw:line draw:style-name="gr5" draw:text-style-name="P1" draw:layer="layout" svg:x1="20.5cm" svg:y1="11cm" svg:x2="20.5cm" svg:y2="12cm">
          <text:p/>
        </draw:line>
        <draw:line draw:style-name="gr5" draw:text-style-name="P1" draw:layer="layout" svg:x1="19.5cm" svg:y1="11cm" svg:x2="19.5cm" svg:y2="12cm">
          <text:p/>
        </draw:line>
        <draw:frame draw:style-name="gr19" draw:text-style-name="P10" draw:layer="layout" svg:width="8.4cm" svg:height="0.99cm" svg:x="16cm" svg:y="8.01cm">
          <draw:text-box>
            <text:p><text:span text:style-name="T7">Schnellerer Bediener</text:span></text:p>
          </draw:text-box>
        </draw:frame>
        <draw:frame draw:style-name="gr20" draw:text-style-name="P8" draw:layer="layout" svg:width="3cm" svg:height="0.567cm" svg:x="19cm" svg:y="10.4cm">
          <draw:text-box>
            <text:p text:style-name="P5"><text:span text:style-name="T2">Warteraum</text:span></text:p>
          </draw:text-box>
        </draw:frame>
        <draw:frame draw:style-name="gr18" draw:text-style-name="P14" draw:layer="layout" svg:width="2.2cm" svg:height="0.991cm" svg:x="19cm" svg:y="4.067cm">
          <draw:text-box>
            <text:p text:style-name="P7"><text:span text:style-name="T12">Aufteilung</text:span><text:span text:style-name="T12"><text:line-break/></text:span><text:span text:style-name="T12">50% : 50%</text:span></text:p>
          </draw:text-box>
        </draw:frame>
        <draw:g draw:style-name="gr3">
          <draw:g>
            <draw:path draw:style-name="gr4" draw:text-style-name="P11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  <draw:path draw:style-name="gr5" draw:text-style-name="P12" draw:layer="layout" svg:width="2.299cm" svg:height="2.276cm" svg:x="9.6cm" svg:y="3.4cm" svg:viewBox="0 0 2300 2277" svg:d="M0 1150c0-202 53-400 154-575s246-320 421-421 373-154 575-154 400 53 575 154 321 246 421 421c101 175 154 373 154 575-3 194-56 384-153 552-101 175-247 320-422 421-174 101-373 154-575 154s-400-53-575-154-320-246-421-421c-97-168-150-358-154-552z">
              <text:p/>
            </draw:path>
          </draw:g>
          <draw:frame draw:style-name="gr23" draw:text-style-name="P8" draw:layer="layout" svg:width="2.3cm" svg:height="2.3cm" svg:x="9.6cm" svg:y="3.4cm">
            <draw:text-box>
              <text:p text:style-name="P5"><text:span text:style-name="T13">2</text:span><text:span text:style-name="T2"> Bediener</text:span><text:span text:style-name="T2"><text:line-break/></text:span><text:span text:style-name="T4">(Bedienrate </text:span><text:span text:style-name="T5">m</text:span><text:span text:style-name="T4">)</text:span></text:p>
            </draw:text-box>
          </draw:frame>
        </draw:g>
      </draw:page>
      <draw:page draw:name="ShortestQueue" draw:style-name="dp1" draw:master-page-name="PM6">
        <draw:line draw:style-name="gr1" draw:text-style-name="P1" draw:layer="layout" svg:x1="9.019cm" svg:y1="3.267cm" svg:x2="12.011cm" svg:y2="3.267cm">
          <text:p/>
        </draw:line>
        <draw:g>
          <draw:polygon draw:style-name="gr4" draw:text-style-name="P3" draw:layer="layout" svg:width="5cm" svg:height="2.5cm" svg:x="12.011cm" svg:y="2.067cm" svg:viewBox="0 0 5001 2501" draw:points="0,2501 5001,2501 5001,0 0,0">
            <text:p/>
          </draw:polygon>
          <draw:polygon draw:style-name="gr5" draw:text-style-name="P1" draw:layer="layout" svg:width="5cm" svg:height="2.5cm" svg:x="12.011cm" svg:y="2.067cm" svg:viewBox="0 0 5001 2501" draw:points="0,2501 5001,2501 5001,0 0,0">
            <text:p/>
          </draw:polygon>
        </draw:g>
        <draw:line draw:style-name="gr5" draw:text-style-name="P1" draw:layer="layout" svg:x1="13.011cm" svg:y1="2.067cm" svg:x2="13.011cm" svg:y2="4.567cm">
          <text:p/>
        </draw:line>
        <draw:line draw:style-name="gr5" draw:text-style-name="P1" draw:layer="layout" svg:x1="14.011cm" svg:y1="2.067cm" svg:x2="14.011cm" svg:y2="4.567cm">
          <text:p/>
        </draw:line>
        <draw:line draw:style-name="gr5" draw:text-style-name="P1" draw:layer="layout" svg:x1="15.011cm" svg:y1="2.067cm" svg:x2="15.011cm" svg:y2="4.567cm">
          <text:p/>
        </draw:line>
        <draw:line draw:style-name="gr5" draw:text-style-name="P1" draw:layer="layout" svg:x1="16.011cm" svg:y1="2.067cm" svg:x2="16.011cm" svg:y2="4.567cm">
          <text:p/>
        </draw:line>
        <draw:frame draw:style-name="gr2" draw:text-style-name="P1" draw:layer="layout" svg:width="5cm" svg:height="1cm" svg:x="12.011cm" svg:y="1.067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1.067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1.067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3.417cm" svg:x2="24.211cm" svg:y2="3.417cm">
          <text:p/>
        </draw:line>
        <draw:line draw:style-name="gr1" draw:text-style-name="P1" draw:layer="layout" svg:x1="9.007cm" svg:y1="9.253cm" svg:x2="12.011cm" svg:y2="9.253cm">
          <text:p/>
        </draw:line>
        <draw:g>
          <draw:polygon draw:style-name="gr4" draw:text-style-name="P3" draw:layer="layout" svg:width="5cm" svg:height="2.5cm" svg:x="12.011cm" svg:y="8.053cm" svg:viewBox="0 0 5001 2501" draw:points="0,2501 5001,2501 5001,0 0,0">
            <text:p/>
          </draw:polygon>
          <draw:polygon draw:style-name="gr5" draw:text-style-name="P1" draw:layer="layout" svg:width="5cm" svg:height="2.5cm" svg:x="12.011cm" svg:y="8.053cm" svg:viewBox="0 0 5001 2501" draw:points="0,2501 5001,2501 5001,0 0,0">
            <text:p/>
          </draw:polygon>
        </draw:g>
        <draw:line draw:style-name="gr5" draw:text-style-name="P1" draw:layer="layout" svg:x1="13.011cm" svg:y1="8.053cm" svg:x2="13.011cm" svg:y2="10.553cm">
          <text:p/>
        </draw:line>
        <draw:line draw:style-name="gr5" draw:text-style-name="P1" draw:layer="layout" svg:x1="14.011cm" svg:y1="8.053cm" svg:x2="14.011cm" svg:y2="10.553cm">
          <text:p/>
        </draw:line>
        <draw:line draw:style-name="gr5" draw:text-style-name="P1" draw:layer="layout" svg:x1="15.011cm" svg:y1="8.053cm" svg:x2="15.011cm" svg:y2="10.553cm">
          <text:p/>
        </draw:line>
        <draw:line draw:style-name="gr5" draw:text-style-name="P1" draw:layer="layout" svg:x1="16.011cm" svg:y1="8.053cm" svg:x2="16.011cm" svg:y2="10.553cm">
          <text:p/>
        </draw:line>
        <draw:frame draw:style-name="gr2" draw:text-style-name="P1" draw:layer="layout" svg:width="5cm" svg:height="1cm" svg:x="12.011cm" svg:y="7.053cm">
          <draw:text-box>
            <text:p text:style-name="P2"><text:span text:style-name="T1">Warteraum</text:span></text:p>
          </draw:text-box>
        </draw:frame>
        <draw:g draw:style-name="gr3">
          <draw:g>
            <draw:path draw:style-name="gr4" draw:text-style-name="P3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  <draw:path draw:style-name="gr5" draw:text-style-name="P1" draw:layer="layout" svg:width="4.7cm" svg:height="4.653cm" svg:x="17.011cm" svg:y="7.053cm" svg:viewBox="0 0 4701 4654" svg:d="M0 2351c0-413 109-818 315-1175 206-358 503-654 860-861 358-206 763-315 1175-315 413 0 818 109 1176 315 357 207 654 503 860 861 206 357 315 762 315 1175-8 396-116 784-314 1127-207 357-504 654-861 861-357 206-763 315-1175 315-413 0-819-109-1176-315-357-207-654-504-861-861-198-343-306-731-314-1127z">
              <text:p/>
            </draw:path>
          </draw:g>
          <draw:frame draw:style-name="gr14" draw:text-style-name="P6" draw:layer="layout" svg:width="4.7cm" svg:height="4.7cm" svg:x="17.011cm" svg:y="7.053cm">
            <draw:text-box>
              <text:p text:style-name="P5"><text:span text:style-name="T1">Bedienung durch</text:span><text:span text:style-name="T1"><text:line-break/></text:span><text:span text:style-name="T1">1 Bediener</text:span></text:p>
            </draw:text-box>
          </draw:frame>
        </draw:g>
        <draw:line draw:style-name="gr1" draw:text-style-name="P1" draw:layer="layout" svg:x1="21.711cm" svg:y1="9.403cm" svg:x2="24.211cm" svg:y2="9.403cm">
          <text:p/>
        </draw:line>
        <draw:frame draw:style-name="gr25" draw:text-style-name="P15" draw:layer="layout" svg:width="4.924cm" svg:height="2.043cm" svg:x="3.966cm" svg:y="4.383cm">
          <draw:text-box>
            <text:p text:style-name="P7"><text:span text:style-name="T1">Neu eintreffender Kunde wählt kürzere Warteschlange</text:span></text:p>
          </draw:text-box>
        </draw:frame>
        <draw:line draw:style-name="gr26" draw:text-style-name="P1" draw:layer="layout" svg:x1="9.007cm" svg:y1="9.253cm" svg:x2="9.019cm" svg:y2="3.267cm">
          <text:p/>
        </draw:line>
        <draw:line draw:style-name="gr26" draw:text-style-name="P1" draw:layer="layout" svg:x1="4.692cm" svg:y1="6.425cm" svg:x2="9.007cm" svg:y2="6.425cm">
          <text:p/>
        </draw:line>
        <draw:custom-shape draw:style-name="gr27" draw:text-style-name="P16" draw:layer="layout" svg:width="0.947cm" svg:height="2.451cm" svg:x="16.038cm" svg:y="2.0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2.0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6.038cm" svg:y="8.08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5.038cm" svg:y="8.0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947cm" svg:height="2.451cm" svg:x="14.04cm" svg:y="8.08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953cm" svg:height="2.466cm" svg:x="13.04cm" svg:y="8.072cm">
          <text:p/>
          <draw:enhanced-geometry svg:viewBox="0 0 21600 21600" draw:type="rectangle" draw:enhanced-path="M 0 0 L 21600 0 21600 21600 0 21600 0 0 Z N"/>
        </draw:custom-shape>
        <draw:line draw:style-name="gr29" draw:text-style-name="P17" draw:layer="layout" svg:x1="9.37cm" svg:y1="5.898cm" svg:x2="11.635cm" svg:y2="3.895cm">
          <text:p/>
        </draw:line>
      </draw:page>
      <draw:page draw:name="EconomyOfScale" draw:style-name="dp1" draw:master-page-name="PM6">
        <draw:line draw:style-name="gr1" draw:text-style-name="P1" draw:layer="layout" svg:x1="7.2cm" svg:y1="3.262cm" svg:x2="12.2cm" svg:y2="3.262cm">
          <text:p/>
        </draw:line>
        <draw:frame draw:style-name="gr2" draw:text-style-name="P1" draw:layer="layout" svg:width="2.7cm" svg:height="1cm" svg:x="7.75cm" svg:y="2.162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2cm" svg:y="1.712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8" draw:layer="layout" svg:width="3.4cm" svg:height="3.4cm" svg:x="12.2cm" svg:y="1.712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6cm" svg:y1="3.412cm" svg:x2="18.1cm" svg:y2="3.412cm">
          <text:p/>
        </draw:line>
        <draw:line draw:style-name="gr30" draw:text-style-name="P1" draw:layer="layout" svg:x1="13.183cm" svg:y1="5.559cm" svg:x2="13.183cm" svg:y2="7.146cm">
          <text:p/>
        </draw:line>
        <draw:line draw:style-name="gr1" draw:text-style-name="P1" draw:layer="layout" svg:x1="7.16cm" svg:y1="9.147cm" svg:x2="12.16cm" svg:y2="9.147cm">
          <text:p/>
        </draw:line>
        <draw:frame draw:style-name="gr2" draw:text-style-name="P1" draw:layer="layout" svg:width="2.7cm" svg:height="1cm" svg:x="7.71cm" svg:y="8.047cm">
          <draw:text-box>
            <text:p text:style-name="P2"><text:span text:style-name="T1">Ankünfte</text:span></text:p>
          </draw:text-box>
        </draw:frame>
        <draw:g draw:style-name="gr3">
          <draw:g>
            <draw:path draw:style-name="gr4" draw:text-style-name="P3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  <draw:path draw:style-name="gr5" draw:text-style-name="P1" draw:layer="layout" svg:width="3.4cm" svg:height="3.401cm" svg:x="12.16cm" svg:y="7.597cm" svg:viewBox="0 0 3401 3402" svg:d="M0 1701c0-299 79-592 228-850 149-259 364-474 622-623 259-149 552-228 850-228 299 0 592 79 851 228 258 149 473 364 622 623 149 258 228 551 228 850s-79 592-228 851c-149 258-364 473-622 622-259 149-552 228-850 228-299 0-592-79-851-228-258-149-473-364-622-622-149-259-228-552-228-851z">
              <text:p/>
            </draw:path>
          </draw:g>
          <draw:frame draw:style-name="gr6" draw:text-style-name="P18" draw:layer="layout" svg:width="3.4cm" svg:height="3.4cm" svg:x="12.16cm" svg:y="7.597cm">
            <draw:text-box>
              <text:p text:style-name="P2"><text:span text:style-name="T1">Bedienung durch</text:span><text:span text:style-name="T1"><text:line-break/></text:span><text:span text:style-name="T1">c Bediener</text:span></text:p>
            </draw:text-box>
          </draw:frame>
        </draw:g>
        <draw:line draw:style-name="gr1" draw:text-style-name="P1" draw:layer="layout" svg:x1="15.56cm" svg:y1="9.297cm" svg:x2="18.06cm" svg:y2="9.297cm">
          <text:p/>
        </draw:line>
        <draw:frame draw:style-name="gr31" draw:text-style-name="P1" draw:layer="layout" svg:width="2.538cm" svg:height="1.415cm" svg:x="13.327cm" svg:y="5.463cm">
          <draw:text-box>
            <text:p><text:span text:style-name="T2">Mehr Bediener</text:span></text:p>
            <text:p><text:span text:style-name="T2">c=c</text:span><text:span text:style-name="T14">·</text:span><text:span text:style-name="T2">x</text:span></text:p>
          </draw:text-box>
        </draw:frame>
        <draw:line draw:style-name="gr30" draw:text-style-name="P1" draw:layer="layout" svg:x1="15.466cm" svg:y1="5.559cm" svg:x2="15.466cm" svg:y2="7.146cm">
          <text:p/>
        </draw:line>
        <draw:frame draw:style-name="gr32" draw:text-style-name="P1" draw:layer="layout" svg:width="6.648cm" svg:height="1.774cm" svg:x="15.565cm" svg:y="5.528cm">
          <draw:text-box>
            <text:p><text:span text:style-name="T2">Identische mittlere Bediendauern</text:span></text:p>
            <text:p><text:span text:style-name="T2">E[S]=E[S]</text:span></text:p>
          </draw:text-box>
        </draw:frame>
        <draw:line draw:style-name="gr30" draw:text-style-name="P1" draw:layer="layout" svg:x1="7.9cm" svg:y1="5.559cm" svg:x2="7.9cm" svg:y2="7.146cm">
          <text:p/>
        </draw:line>
        <draw:frame draw:style-name="gr33" draw:text-style-name="P1" draw:layer="layout" svg:width="4.603cm" svg:height="1.453cm" svg:x="8.153cm" svg:y="5.528cm">
          <draw:text-box>
            <text:p><text:span text:style-name="T2">Kürzere Zwischenankunftszeiten</text:span><text:span text:style-name="T2"><text:line-break/></text:span><text:span text:style-name="T2">E[I]=E[I]: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Calibri2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ffffff" draw:end-color="#f0f0f0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13" svg:d="M0 13l10-13 10 13z"/>
    <draw:marker draw:name="Linienspitzen_20_3" draw:display-name="Linienspitzen 3" svg:viewBox="0 0 20 20" svg:d="M0 20l10-20 10 20z"/>
    <draw:marker draw:name="Linienspitzen_20_4" draw:display-name="Linienspitzen 4" svg:viewBox="0 0 20 13" svg:d="M0 13l10-13 10 13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7-07T23:11:50.065000000</dc:date>
    <meta:creation-date>2023-02-18T18:28:39Z</meta:creation-date>
    <meta:generator>LibreOffice/7.5.3.2$Windows_X86_64 LibreOffice_project/9f56dff12ba03b9acd7730a5a481eea045e468f3</meta:generator>
    <meta:editing-duration>PT58M53S</meta:editing-duration>
    <meta:editing-cycles>20</meta:editing-cycles>
    <meta:document-statistic meta:object-count="272"/>
  </office:meta>
</office:document-meta>
</file>